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0.0pt"/>
    </style:style>
    <style:style style:name="P2" style:family="paragraph" style:parent-style-name="Standard">
      <style:paragraph-properties fo:margin-bottom="0.1667in"/>
      <style:text-properties style:font-name="Times" fo:font-size="17.3pt" fo:color="#000000"/>
    </style:style>
    <style:style style:name="P3" style:family="paragraph" style:parent-style-name="Standard">
      <style:paragraph-properties fo:margin-bottom="0.1667in"/>
      <style:text-properties style:font-name="Times" fo:font-size="14.7pt" fo:color="#000000"/>
    </style:style>
    <style:style style:name="P4" style:family="paragraph" style:parent-style-name="Standard">
      <style:paragraph-properties fo:margin-bottom="0.1667in"/>
      <style:text-properties style:font-name="Times" fo:font-size="12.0pt" fo:color="#000000"/>
    </style:style>
    <style:style style:name="P5" style:family="paragraph" style:parent-style-name="Standard">
      <style:paragraph-properties fo:margin-bottom="0.1667in" fo:margin-left="0.5000in" fo:text-indent="-0.5000in">
        <style:tab-stops>
          <style:tab-stop style:position="0.1528in"/>
          <style:tab-stop style:position="0.5000in"/>
        </style:tab-stops>
      </style:paragraph-properties>
      <style:text-properties style:font-name="Times" fo:font-size="12.0pt" fo:color="#000000"/>
    </style:style>
    <style:style style:name="P6" style:family="paragraph" style:parent-style-name="Standard">
      <style:paragraph-properties fo:margin-bottom="0.1667in" fo:margin-left="0.5000in" fo:text-indent="-0.5000in">
        <style:tab-stops>
          <style:tab-stop style:position="0.1528in"/>
          <style:tab-stop style:position="0.5000in"/>
        </style:tab-stops>
      </style:paragraph-properties>
      <style:text-properties style:font-name="Times" fo:font-size="10.7pt" fo:color="#000000"/>
    </style:style>
    <style:style style:name="P7"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0.7pt" fo:color="#000000"/>
    </style:style>
    <style:style style:name="P8" style:family="paragraph" style:parent-style-name="Standard">
      <style:paragraph-properties>
        <style:tab-stops>
          <style:tab-stop style:position="0.3937in"/>
        </style:tab-stops>
      </style:paragraph-properties>
      <style:text-properties style:font-name="Times" fo:font-size="12.0pt" fo:color="#000000"/>
    </style:style>
    <style:style style:name="P9" style:family="paragraph" style:parent-style-name="Standard">
      <style:paragraph-properties fo:margin-bottom="0.1667in"/>
      <style:text-properties style:font-name="Times" fo:font-size="10.7pt" fo:color="#000000" fo:background-color="#e5fad1"/>
    </style:style>
    <style:style style:name="P10" style:family="paragraph" style:parent-style-name="Standard">
      <style:paragraph-properties fo:margin-bottom="0.1667in" fo:margin-left="0.5000in" fo:text-indent="-0.5000in">
        <style:tab-stops>
          <style:tab-stop style:position="0.1528in"/>
          <style:tab-stop style:position="0.5000in"/>
        </style:tab-stops>
      </style:paragraph-properties>
      <style:text-properties style:font-name="Times" fo:font-size="14.7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0.7pt" fo:color="#000000" fo:background-color="#e5fad1"/>
    </style:style>
    <style:style style:name="P12" style:family="paragraph" style:parent-style-name="Standard">
      <style:paragraph-properties fo:margin-bottom="0.1667in">
        <style:tab-stops>
          <style:tab-stop style:position="0.3931in"/>
        </style:tab-stops>
      </style:paragraph-properties>
      <style:text-properties style:font-name="Times" fo:font-size="12.0pt" fo:color="#000000"/>
    </style:style>
    <style:style style:name="P13" style:family="paragraph" style:parent-style-name="Standard">
      <style:paragraph-properties fo:margin-bottom="0.1667in" fo:margin-left="1.0000in" fo:text-indent="-1.0000in">
        <style:tab-stops>
          <style:tab-stop style:position="0.6528in"/>
          <style:tab-stop style:position="1.0000in"/>
        </style:tab-stops>
      </style:paragraph-properties>
      <style:text-properties style:font-name="Times" fo:font-size="12.0pt" fo:color="#000000"/>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5"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ize="12.0pt" fo:font-size-asian="12.0pt" fo:font-size-complex="12.0pt" fo:letter-spacing="0.0000in"/>
    </style:style>
    <style:style style:name="T4" style:family="text">
      <style:text-properties fo:font-size="10.7pt" fo:font-size-asian="10.7pt" fo:font-size-complex="10.7pt" fo:letter-spacing="0.0000in"/>
    </style:style>
    <style:style style:name="T5" style:family="text">
      <style:text-properties fo:font-size="10.7pt" fo:font-size-asian="10.7pt" fo:font-size-complex="10.7pt" fo:letter-spacing="0.0000in" fo:color="#6a7f1f"/>
    </style:style>
    <style:style style:name="T6" style:family="text">
      <style:text-properties fo:font-size="10.7pt" fo:font-size-asian="10.7pt" fo:font-size-complex="10.7pt" fo:font-weight="bold" fo:font-weight-asian="bold" fo:font-weight-complex="bold" fo:letter-spacing="0.0000in" fo:color="#0c5f19"/>
    </style:style>
    <style:style style:name="T7" style:family="text">
      <style:text-properties fo:font-style="italic" fo:font-style-asian="italic" fo:font-style-complex="italic" fo:letter-spacing="0.0000in"/>
    </style:style>
    <style:style style:name="T8" style:family="text">
      <style:text-properties fo:letter-spacing="0.0000in" fo:color="#6a7f1f"/>
    </style:style>
    <style:style style:name="T9" style:family="text">
      <style:text-properties fo:font-weight="bold" fo:font-weight-asian="bold" fo:font-weight-complex="bold" fo:letter-spacing="0.0000in" fo:color="#0c5f19"/>
    </style:style>
    <style:style style:name="T10" style:family="text">
      <style:text-properties fo:letter-spacing="0.0000in" fo:color="#7b1402"/>
    </style:style>
    <style:style style:name="T11" style:family="text">
      <style:text-properties fo:letter-spacing="0.0000in" fo:color="#35935d"/>
    </style:style>
    <style:style style:name="T12" style:family="text">
      <style:text-properties fo:letter-spacing="0.0000in" fo:color="#535353"/>
    </style:style>
    <style:style style:name="T13" style:family="text">
      <style:text-properties fo:font-size="10.7pt" fo:font-size-asian="10.7pt" fo:font-size-complex="10.7pt" fo:letter-spacing="0.0000in" fo:color="#071a6a"/>
    </style:style>
    <style:style style:name="T14" style:family="text">
      <style:text-properties fo:font-weight="bold" fo:font-weight-asian="bold" fo:font-weight-complex="bold"/>
    </style:style>
    <style:style style:name="T15" style:family="text">
      <style:text-properties fo:letter-spacing="0.0000in" fo:color="#071a6a"/>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text:list-style style:name="L4">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
      <text:p text:style-name="P1">Write here your response to the network administration questions. When including screenshots, please, make them of what you want to show, and of your full window. Track changes is enabled.</text:p>
      <text:p text:style-name="P1"/>
      <text:p text:style-name="P2"><text:span text:style-name="T1">2 Questions </text:span></text:p>
      <text:p text:style-name="P3"><text:span text:style-name="T1">2.1 Network Administration (first part) </text:span></text:p>
      <text:p text:style-name="P4"><text:span text:style-name="T2">Answer the following questions: </text:span></text:p>
      <text:list text:style-name="L1">
        <text:list-item>
          <text:p text:style-name="P5">1. <text:span text:style-name="T2">What is a computer’s routing table used for? </text:span></text:p>
        </text:list-item>
        <text:list-item>
          <text:p text:style-name="P5"><text:span text:style-name="T2"><text:s/><text:tab/>A computer's routing table is used to determine the path or route that network packets should take to reach their intended destination. It is a key component of a computer's network stack and plays a crucial role in routing data across different networks.</text:span></text:p>
        </text:list-item>
        <text:list-item>
          <text:p text:style-name="P5"/>
        </text:list-item>
        <text:list-item>
          <text:p text:style-name="P5">2. <text:span text:style-name="T2">Explain what the following entries mean in a hypothetical routing table: </text:span></text:p>
        </text:list-item>
        <text:list-item>
          <text:p text:style-name="P6"><text:span text:style-name="T3"><text:tab/>a) </text:span><text:span text:style-name="T2">default via 158.109.79.200 dev eth0</text:span><text:span text:style-name="T3">.</text:span></text:p>
        </text:list-item>
        <text:list-item>
          <text:p text:style-name="P6">This is the default route. It is used when there is no specific route available for a particular destination. In this case, it specifies that all traffic with an unknown destination should be sent through the eth0 network interface to the IP address 158.109.79.200.</text:p>
        </text:list-item>
        <text:list-item>
          <text:p text:style-name="P6"><text:span text:style-name="T3"><text:tab/>b) </text:span><text:span text:style-name="T2">158.109.0.0.0/16 dev eth0 scope link src 158.109.70.222</text:span><text:span text:style-name="T3">. </text:span></text:p>
        </text:list-item>
        <text:list-item>
          <text:p text:style-name="P5">This entry represents a specific network route. It specifies that all traffic destined for the network with the IP range 158.109.0.0/16 should be sent through the eth0 interface. The "scope link" attribute indicates that the destination is directly connected to the computer. The "src" attribute specifies the source IP address used when sending packets to this network.</text:p>
        </text:list-item>
        <text:list-item>
          <text:p text:style-name="P6"><text:span text:style-name="T3"><text:tab/>c) </text:span><text:span text:style-name="T2">158.109.79.66 via 158.109.79.65 dev eth0</text:span><text:span text:style-name="T3">. <text:s/></text:span></text:p>
        </text:list-item>
        <text:list-item>
          <text:p text:style-name="P5"><text:span text:style-name="T2">This entry represents a specific host route. It specifies that all traffic destined for the IP address 158.109.79.66 should be sent through the next-hop IP address 158.109.79.65 thorugh the eth0 network interface. In this case, the router or gateway at 158.109.79.65 is responsible for forwarding the packets to their final destination.</text:span></text:p>
        </text:list-item>
        <text:list-item>
          <text:p text:style-name="P5"><text:span text:style-name="T2"/></text:p>
        </text:list-item>
        <text:list-item>
          <text:p text:style-name="P5"><text:span text:style-name="T2">3. (*) From a terminal on the </text:span><text:span text:style-name="T1">physical computer</text:span><text:span text:style-name="T2">, execute the “</text:span><text:span text:style-name="T4">mtr </text:span><text:span text:style-name="T5">-t </text:span><text:span text:style-name="T4">deic-web.uab.cat</text:span><text:span text:style-name="T2">” command (you can quit using the “</text:span><text:span text:style-name="T4">q</text:span><text:span text:style-name="T2">” key or with the </text:span><text:span text:style-name="T4">Ctrl+C </text:span><text:span text:style-name="T2">key combination). </text:span></text:p>
        </text:list-item>
        <text:list-item>
          <text:p text:style-name="P5"><text:span text:style-name="T2"><text:tab/>a) Explain the meaning of what you observe.</text:span></text:p>
        </text:list-item>
        <text:list-item>
          <text:p text:style-name="P5"><text:span text:style-name="T2"><text:tab/></text:span></text:p>
        </text:list-item>
        <text:list-item>
          <text:p text:style-name="P5"><text:span text:style-name="T2"><text:tab/>b) Did you get the same result in all executions?</text:span></text:p>
        </text:list-item>
        <text:list-item>
          <text:p text:style-name="P5"><text:span text:style-name="T2"><text:tab/></text:span></text:p>
        </text:list-item>
        <text:list-item>
          <text:p text:style-name="P5"><text:span text:style-name="T2"><text:tab/>c) How many hops away are you from the destination? </text:span></text:p>
        </text:list-item>
        <text:list-item>
          <text:p text:style-name="P5"><text:span text:style-name="T1"/></text:p>
        </text:list-item>
        <text:list-item>
          <text:p text:style-name="P5"><text:span text:style-name="T1">Note: </text:span><text:span text:style-name="T2">You can see the number of routers or computers in the path with </text:span><text:span text:style-name="T4">mtr</text:span><text:span text:style-name="T2">, and confirm it in the </text:span><text:span text:style-name="T4">topologiaUAB.pdf </text:span><text:span text:style-name="T2">document. <text:line-break/></text:span></text:p>
        </text:list-item>
        <text:list-item>
          <text:p text:style-name="P5">4. <text:span text:style-name="T2">(*) From a terminal on the </text:span><text:span text:style-name="T1">physical computer </text:span><text:span text:style-name="T2">execute the “</text:span><text:span text:style-name="T4">mtr </text:span><text:span text:style-name="T5">-t </text:span><text:span text:style-name="T4">kernel.org</text:span><text:span text:style-name="T2">” and “</text:span><text:span text:style-name="T4">mtr </text:span><text:span text:style-name="T5">-tT </text:span><text:span text:style-name="T4">kernel.org</text:span><text:span text:style-name="T2">” commands. </text:span></text:p>
        </text:list-item>
        <text:list-item>
          <text:p text:style-name="P5"><text:tab/><text:span text:style-name="T2">a)  Compare the results of these executions with that of the previous exercise. </text:span></text:p>
        </text:list-item>
        <text:list-item>
          <text:p text:style-name="P5"><text:tab/></text:p>
        </text:list-item>
        <text:list-item>
          <text:p text:style-name="P5"><text:span text:style-name="T2"><text:tab/>b)  What do you observe? </text:span></text:p>
        </text:list-item>
        <text:list-item>
          <text:p text:style-name="P5"><text:tab/></text:p>
        </text:list-item>
        <text:list-item>
          <text:p text:style-name="P5"><text:span text:style-name="T2"><text:tab/>c)  How many hops away are you from the destination? </text:span></text:p>
        </text:list-item>
        <text:list-item>
          <text:p text:style-name="P5"><text:tab/></text:p>
        </text:list-item>
        <text:list-item>
          <text:p text:style-name="P5"><text:span text:style-name="T2"><text:tab/>d)  Do you see any ‘???’ symbols? If so, indicate its meaning. </text:span></text:p>
        </text:list-item>
        <text:list-item>
          <text:p text:style-name="P5"><text:tab/></text:p>
        </text:list-item>
        <text:list-item>
          <text:p text:style-name="P5"><text:span text:style-name="T2"><text:tab/>e)  List the geographic locations that packets “visit” when travelling from the 9th to 14th router. Note that you can get this information from each router’s domain name by using </text:span><text:span text:style-name="T4">http://whois.sc </text:span><text:span text:style-name="T2">or by directly guessing from the abbreviations in the domain names. </text:span></text:p>
        </text:list-item>
        <text:list-item>
          <text:p text:style-name="P5"><text:tab/></text:p>
        </text:list-item>
        <text:list-item>
          <text:p text:style-name="P5"><text:span text:style-name="T2"><text:tab/>f)  What is the difference between using the “</text:span><text:span text:style-name="T4">mtr</text:span><text:span text:style-name="T2">” command with and without the “</text:span><text:span text:style-name="T4">-T</text:span><text:span text:style-name="T2">” option? </text:span></text:p>
        </text:list-item>
        <text:list-item>
          <text:p text:style-name="P5"/>
        </text:list-item>
        <text:list-item>
          <text:p text:style-name="P5">5. <text:span text:style-name="T2">Regarding </text:span><text:span text:style-name="T4">mtr</text:span><text:span text:style-name="T2">,... </text:span></text:p>
        </text:list-item>
        <text:list-item>
          <text:p text:style-name="P5"><text:tab/><text:span text:style-name="T2">a)  Which transport protocol does </text:span><text:span text:style-name="T4">mtr </text:span><text:span text:style-name="T2">use? </text:span></text:p>
        </text:list-item>
        <text:list-item>
          <text:p text:style-name="P5"><text:span text:style-name="T2">MTR uses ICMP by default. ICMP is commonly used for network diagnostics and troubleshooting, including tools such as ping and traceroute. However, it's worth noting that MTR can also be configured to use other transport protocols, such as UDP or TCP.</text:span></text:p>
        </text:list-item>
        <text:list-item>
          <text:p text:style-name="P5"><text:tab/><text:span text:style-name="T2">b)  How does </text:span><text:span text:style-name="T4">mtr </text:span><text:span text:style-name="T2">figure out the information of each hop? </text:span></text:p>
        </text:list-item>
        <text:list-item>
          <text:p text:style-name="P5">MTR gathers information about each hop along a network path by sending a series of ICMP Echo Request (ping) packets with increasing TTL values. Each router encountered along the path decrements the TTL value by 1. When a TTL value reaches 0, the router should send an ICMP Time Exceeded message back to the source, indicating that the packet has expired. By analysing these ICMP Time Exceeded messages, MTR can determine the Round Trip Time and other relevant information about each hop.</text:p>
        </text:list-item>
        <text:list-item>
          <text:p text:style-name="P5"><text:tab/><text:span text:style-name="T2">c)  Which traffic should we block to prevent </text:span><text:span text:style-name="T4">mtr </text:span><text:span text:style-name="T2">from operating and at the same time allow other kinds of traffic to regularly connect to the Internet? </text:span></text:p>
        </text:list-item>
        <text:list-item>
          <text:p text:style-name="P5"><text:span text:style-name="T2"><text:tab/>To prevent MTR from working while allowing other types of traffic to regularly connect to the Internet, we would need to block the ICMP traffic used by MTR. </text:span></text:p>
        </text:list-item>
        <text:list-item>
          <text:p text:style-name="P5"/>
        </text:list-item>
        <text:list-item>
          <text:p text:style-name="P5">6. <text:span text:style-name="T2">Must two equal executions of “</text:span><text:span text:style-name="T4">mtr</text:span><text:span text:style-name="T2">” return the same result? Why? </text:span></text:p>
        </text:list-item>
        <text:list-item>
          <text:p text:style-name="P5"><text:tab/>Two identical executions of "mtr" may not give the same result due to the dynamic nature of network routing and conditions. Here are a few reasons why this may happen:</text:p>
        </text:list-item>
        <text:list-item>
          <text:p text:style-name="P5">1. Network congestion: Network conditions between the source and destination may change between two executions of mtr.</text:p>
        </text:list-item>
        <text:list-item>
          <text:p text:style-name="P5">2. Load balancing: Many networks use load balancing techniques to distribute traffic across multiple paths. As a result, network packets from "mtr" may take different routes during different executions, resulting in variations in the observed network path and latency.</text:p>
        </text:list-item>
        <text:list-item>
          <text:p text:style-name="P5">3. Routing changes: Network routers and paths can change dynamically due to various factors such as network outages, route flapping, or changes in routing protocols. These changes can affect the network path and lead to different results when running "mtr".</text:p>
        </text:list-item>
        <text:list-item>
          <text:p text:style-name="P5">4. Firewall or network policies: Some network devices or firewalls may selectively allow or prioritise certain types of traffic. This can affect the behaviour of "mtr" and cause inconsistencies between executions.</text:p>
        </text:list-item>
        <text:list-item>
          <text:p text:style-name="P5"/>
        </text:list-item>
        <text:list-item>
          <text:p text:style-name="P5">7. <text:span text:style-name="T2">(*) Open a </text:span><text:span text:style-name="T1">docker container </text:span><text:span text:style-name="T2">as explained in the previous section. In it, you will open an HTTP connection, but first think about how you would use the </text:span><text:span text:style-name="T4">ss </text:span><text:span text:style-name="T2">command to detect an established HTTP connection. Once you have figured that out, run “</text:span><text:span text:style-name="T4">curl http://www.google.com</text:span><text:span text:style-name="T2">” to establish an HTTP connection, and run </text:span><text:span text:style-name="T4">ss </text:span><text:span text:style-name="T2">immediately afterwards. Use the right options with </text:span><text:span text:style-name="T4">ss </text:span><text:span text:style-name="T2">so that it displays </text:span><text:span text:style-name="T1">port numbers rather than service names</text:span><text:span text:style-name="T2">. </text:span></text:p>
        </text:list-item>
        <text:list-item>
          <text:p text:style-name="P5"><text:span text:style-name="T1">Notes: </text:span></text:p>
        </text:list-item>
      </text:list>
      <text:list text:style-name="L2">
        <text:list-item>
          <text:p text:style-name="P5">•<text:tab/><text:span text:style-name="T2">You can concatenate two commands in one line with the “</text:span><text:span text:style-name="T4">&amp;&amp;</text:span><text:span text:style-name="T2">” or “</text:span><text:span text:style-name="T4">;</text:span><text:span text:style-name="T2">” operator. E.g., “</text:span><text:span text:style-name="T4">echo hi </text:span><text:span text:style-name="T6">&amp;&amp; </text:span><text:span text:style-name="T4">echo there</text:span><text:span text:style-name="T2">” or “</text:span><text:span text:style-name="T4">echo hi </text:span><text:span text:style-name="T6">; </text:span><text:span text:style-name="T4">echo there</text:span><text:span text:style-name="T2">”. </text:span></text:p>
        </text:list-item>
        <text:list-item>
          <text:p text:style-name="P5">•<text:tab/><text:span text:style-name="T2">You can redirect </text:span><text:span text:style-name="T4">stdout </text:span><text:span text:style-name="T2">to </text:span><text:span text:style-name="T4">/dev/null </text:span><text:span text:style-name="T2">so that the web page is not displayed on the screen.</text:span></text:p>
        </text:list-item>
        <text:list-item>
          <text:p text:style-name="P5"/>
        </text:list-item>
        <text:list-item>
          <text:p text:style-name="P5">•<text:tab/><text:span text:style-name="T2"><text:s/>Answer the following questions: </text:span></text:p>
        </text:list-item>
      </text:list>
      <text:list text:style-name="L3">
        <text:list-item>
          <text:p text:style-name="P5"><text:tab/><text:span text:style-name="T2">a)  For the connection you have established, which are the IP address and port number of the source host? Which are the IP address and port number of the destination host? </text:span></text:p>
        </text:list-item>
        <text:list-item>
          <text:p text:style-name="P5"/>
        </text:list-item>
        <text:list-item>
          <text:p text:style-name="P5"><text:tab/><text:span text:style-name="T2">b)  In what state is the connection right after downloading the web page with </text:span><text:span text:style-name="T4">curl</text:span><text:span text:style-name="T2">? </text:span></text:p>
        </text:list-item>
        <text:list-item>
          <text:p text:style-name="P5"/>
        </text:list-item>
        <text:list-item>
          <text:p text:style-name="P5"><text:tab/><text:span text:style-name="T2">c)  Now, display all TCP sockets showing </text:span><text:span text:style-name="T7">the service names </text:span><text:span text:style-name="T2">rather than the port number. For each connection, state the source host domain name and service name, as well as the destination host domain name and service name if available. </text:span></text:p>
        </text:list-item>
        <text:list-item>
          <text:p text:style-name="P5"/>
        </text:list-item>
        <text:list-item>
          <text:p text:style-name="P5"><text:tab/><text:span text:style-name="T2">d)  Indicate which states the connection goes through. Since state changes are quite fast, you can see the different states using the following commands: </text:span></text:p>
        </text:list-item>
        <text:list-item>
          <text:p text:style-name="P7"><text:tab/><text:span text:style-name="T2">curl http://www.google.com </text:span><text:span text:style-name="T8">-so </text:span><text:span text:style-name="T2">/dev/null </text:span><text:span text:style-name="T9">&amp;&amp; for </text:span><text:span text:style-name="T2">I </text:span><text:span text:style-name="T9">in </text:span><text:span text:style-name="T10">{</text:span><text:span text:style-name="T11">1</text:span><text:span text:style-name="T10">..</text:span><text:span text:style-name="T11">10</text:span><text:span text:style-name="T10">}</text:span><text:span text:style-name="T9">; do {<text:line-break/></text:span><text:span text:style-name="T2">echo</text:span><text:span text:style-name="T9">; </text:span><text:span text:style-name="T2">ss </text:span><text:span text:style-name="T8">-ta</text:span><text:span text:style-name="T9">; </text:span><text:span text:style-name="T2">curl http://www.google.com </text:span><text:span text:style-name="T8">-so </text:span><text:span text:style-name="T2">/dev/null </text:span><text:span text:style-name="T9">&amp; } done </text:span><text:span text:style-name="T12">&gt;&gt; </text:span><text:span text:style-name="T2">out.txt </text:span></text:p>
        </text:list-item>
      </text:list>
      <text:p text:style-name="P8"/>
      <text:p text:style-name="P4"><text:span text:style-name="T2">The previous command executes the </text:span><text:span text:style-name="T4">ss </text:span><text:span text:style-name="T2">command 10 times while storing the result in the </text:span><text:span text:style-name="T4">out.txt </text:span><text:span text:style-name="T2">file. You can run it several times to produce different states. Note that the output produced by each execution is appended to the same file, so you must delete it if you want to clear it. </text:span></text:p>
      <text:p text:style-name="P4"><text:span text:style-name="T2">You can view the contents of the </text:span><text:span text:style-name="T4">out.txt </text:span><text:span text:style-name="T2">with any text editor, or with the “</text:span><text:span text:style-name="T13">cat</text:span><text:span text:style-name="T2">” command. You can also filter its contents by piping it to </text:span><text:span text:style-name="T13">grep</text:span><text:span text:style-name="T2">. E.g., “</text:span><text:span text:style-name="T13">cat </text:span><text:span text:style-name="T4">out.txt </text:span><text:span text:style-name="T6">| </text:span><text:span text:style-name="T13">grep </text:span><text:span text:style-name="T4">158.109.79.1</text:span><text:span text:style-name="T2">”. </text:span></text:p>
      <text:p text:style-name="P4"><text:s text:c="3"/><text:span text:style-name="T2">e) List and explain the commands (and their options) that you have used in the previous sections of this question. </text:span></text:p>
      <text:p text:style-name="P4"><text:span text:style-name="T2"><text:s text:c="5"/></text:span></text:p>
      <text:p text:style-name="P4"><text:span text:style-name="T2">8. (*) </text:span><text:span text:style-name="T1">On the physical computer</text:span><text:span text:style-name="T2">, execute “</text:span><text:span text:style-name="T13">ping </text:span><text:span text:style-name="T4">deic-web.uab.cat</text:span><text:span text:style-name="T2">”. Wait for three echo reply messages and stop the transmission by pressing </text:span><text:span text:style-name="T4">Ctrl+C</text:span><text:span text:style-name="T2">.</text:span></text:p>
      <text:p text:style-name="P4"><text:span text:style-name="T2"><text:s text:c="3"/>a) Copy the first line you get when executing the ping. Indicate the meaning of each element. </text:span></text:p>
      <text:p text:style-name="P4"><text:span text:style-name="T2"/></text:p>
      <text:p text:style-name="P4"><text:span text:style-name="T2"><text:s text:c="3"/>b) Copy the second line you get. Indicate the meaning of each element.</text:span></text:p>
      <text:p text:style-name="P4"><text:span text:style-name="T2"/></text:p>
      <text:p text:style-name="P4"><text:span text:style-name="T2"><text:s text:c="3"/>c) Copy the statistics you obtain. Indicate the meaning of each value.</text:span></text:p>
      <text:p text:style-name="P4"><text:span text:style-name="T2"/></text:p>
      <text:p text:style-name="P4"><text:span text:style-name="T2"><text:s text:c="3"/>d) What protocol does the ping use? </text:span></text:p>
      <text:p text:style-name="P4"/>
      <text:p text:style-name="P4"><text:span text:style-name="T2">9. Regarding </text:span><text:span text:style-name="T13">ping</text:span><text:span text:style-name="T2">,... </text:span></text:p>
      <text:p text:style-name="P4"><text:span text:style-name="T2"><text:s text:c="3"/>a) Say that we have received a ping response with a TTL of 250. What is probably the history of that response? </text:span></text:p>
      <text:p text:style-name="P4"><text:span text:style-name="T2"><text:tab/>Since the maximum value of the TTL is 255, and a TTL of 250 is obtained, it means that the packet has passed through 5 different routers between the connection of our machine and the server. </text:span></text:p>
      <text:p text:style-name="P4"><text:span text:style-name="T2"><text:s text:c="2"/>b) The same with a TTL of 127.<text:line-break/><text:tab/>Since the maximum value of the TTL is 255, and a TTL of 127 is obtained, it means that the packet has passed through 128 different routers between the connection of our machine and the server.</text:span></text:p>
      <text:p text:style-name="P4"><text:span text:style-name="T2"><text:s text:c="3"/>c) Can we receive a ping response with a TTL of 0?<text:line-break/><text:tab/>No, because if the TTL is equal to 0, the router will discard the datagram.<text:tab/></text:span></text:p>
      <text:p text:style-name="P4"><text:span text:style-name="T2"><text:s text:c="3"/>d) What about one with a TTL of 255? </text:span></text:p>
      <text:p text:style-name="P4"><text:tab/>Yes, indeed, if a TTL is equal to 255 it means that the connection between the machine and the PING destination is direct.</text:p>
      <text:p text:style-name="P4"/>
      <text:p text:style-name="P4"><text:span text:style-name="T2">10. (*) On the </text:span><text:span text:style-name="T1">physical computer</text:span><text:span text:style-name="T2">, try pinging a certain computer, for example </text:span><text:span text:style-name="T4">deic-dc1.uab.cat</text:span><text:span text:style-name="T2">. Do all the responses take the same time? Is there one response in particular that may take longer than the rest? (hint: yes, there is) </text:span></text:p>
      <text:p text:style-name="P4"><text:span text:style-name="T2">a) Which one is it?<text:line-break/></text:span></text:p>
      <text:p text:style-name="P4"><text:span text:style-name="T2">b) What are the possible causes?<text:line-break/></text:span></text:p>
      <text:p text:style-name="P4"><text:span text:style-name="T2">c) In which situations would there not be this time difference? </text:span></text:p>
      <text:p text:style-name="P3"/>
      <text:p text:style-name="P3"><text:span text:style-name="T1">2.2 The tcpdump command<text:line-break/></text:span></text:p>
      <text:p text:style-name="P4"><text:span text:style-name="T2">11. (*) Open </text:span><text:span text:style-name="T1">two docker containers </text:span><text:span text:style-name="T2">and install </text:span><text:span text:style-name="T4">tcpdump </text:span><text:span text:style-name="T2">in one of them (let us call it container 1). </text:span></text:p>
      <text:p text:style-name="P9"><text:span text:style-name="T2">apt update </text:span><text:span text:style-name="T9">&amp;&amp; </text:span><text:span text:style-name="T2">apt </text:span><text:span text:style-name="T8">-y </text:span><text:span text:style-name="T2">install tcpdump </text:span></text:p>
      <text:p text:style-name="P4"><text:span text:style-name="T1">Note: </text:span><text:span text:style-name="T2">the first time you want to use </text:span><text:span text:style-name="T4">tcpdump </text:span><text:span text:style-name="T2">in a new docker container, you will have to install it. Follow the next steps, while answering any question: </text:span></text:p>
      <text:p text:style-name="P4"><text:span text:style-name="T2"><text:s text:c="3"/>a) Look at the IP addresses of both containers, and start capturing frames in container 1 with “</text:span><text:span text:style-name="T4">tcpdump</text:span><text:span text:style-name="T2">” with no parameters. </text:span></text:p>
      <text:list text:style-name="L3">
        <text:list-item>
          <text:p text:style-name="P5"><text:span text:style-name="T2"/></text:p>
        </text:list-item>
        <text:list-item>
          <text:p text:style-name="P5"><text:span text:style-name="T2"><text:s text:c="3"/>b)  Send a ping from container 2 to container 1, wait for some pings to be sent and their answers to be received, and then quit with </text:span><text:span text:style-name="T4">Ctrl+C </text:span><text:span text:style-name="T2">both </text:span><text:span text:style-name="T13">ping </text:span><text:span text:style-name="T2">and </text:span><text:span text:style-name="T4">tcpdump</text:span><text:span text:style-name="T2">. </text:span></text:p>
        </text:list-item>
        <text:list-item>
          <text:p text:style-name="P5"><text:span text:style-name="T2"/></text:p>
        </text:list-item>
        <text:list-item>
          <text:p text:style-name="P5"><text:span text:style-name="T2"><text:s text:c="3"/>c)  Explain the output of </text:span><text:span text:style-name="T4">tcpdump </text:span><text:span text:style-name="T2">obtained in container 1. </text:span></text:p>
        </text:list-item>
        <text:list-item>
          <text:p text:style-name="P5"><text:span text:style-name="T2"/></text:p>
        </text:list-item>
        <text:list-item>
          <text:p text:style-name="P5"><text:span text:style-name="T2"><text:s text:c="3"/>d)  Do the same, but using the “</text:span><text:span text:style-name="T4">-vv</text:span><text:span text:style-name="T2">” options (i.e., “</text:span><text:span text:style-name="T4">tcpdump -vv</text:span><text:span text:style-name="T2">”). What are the </text:span><text:span text:style-name="T4">-vv </text:span><text:span text:style-name="T2">options used for? Compare the current output with the previous one, and explain it. </text:span></text:p>
        </text:list-item>
      </text:list>
      <text:p text:style-name="P4"><text:span text:style-name="T1"/></text:p>
      <text:p text:style-name="P4"><text:span text:style-name="T1">Note: </text:span><text:span text:style-name="T2">inside docker containers, host names matching container IDs may be shown instead of the IP address. </text:span></text:p>
      <text:list text:style-name="L3">
        <text:list-item>
          <text:p text:style-name="P10"><text:span text:style-name="T1">2.3 Wireshark (first part)<text:line-break/></text:span></text:p>
        </text:list-item>
        <text:list-item>
          <text:p text:style-name="P5"><text:span text:style-name="T2">12. (*) </text:span><text:span text:style-name="T1">On the physical computer</text:span><text:span text:style-name="T2">, open a web browser, a terminal, and start Wireshark. Then, set Wireshark to capture frames (see instructions below).<text:line-break/>Once this is done, with the browser navigate to the following web page: </text:span></text:p>
        </text:list-item>
        <text:list-item>
          <text:p text:style-name="P11"><text:span text:style-name="T2"><text:s text:c="10"/>http://gaia.cs.umass.edu/wireshark-labs/alice.txt</text:span></text:p>
        </text:list-item>
        <text:list-item>
          <text:p text:style-name="P5"><text:span text:style-name="T2">Then, on the terminal, ping a random host for a few seconds. E.g., “</text:span><text:span text:style-name="T13">ping </text:span><text:span text:style-name="T4">158.109.1.1</text:span><text:span text:style-name="T2">”. Once you have done this, stop the Wireshark packet capture. </text:span></text:p>
        </text:list-item>
        <text:list-item>
          <text:p text:style-name="P5"><text:span text:style-name="T2">At this point, you can (optionally) save the captured packets to a file. You will just need to open Wireshark later and load this file to continue examining it. </text:span></text:p>
        </text:list-item>
        <text:list-item>
          <text:p text:style-name="P5"><text:span text:style-name="T2">Answer the following questions: </text:span></text:p>
        </text:list-item>
        <text:list-item>
          <text:p text:style-name="P5"><text:span text:style-name="T2"><text:s text:c="3"/>a)  Take a screenshot and check that the communication actually follows the stack format described in the theory classes. Briefly explain what you see. </text:span></text:p>
        </text:list-item>
        <text:list-item>
          <text:p text:style-name="P5"/>
        </text:list-item>
        <text:list-item>
          <text:p text:style-name="P5"><text:span text:style-name="T2"><text:s text:c="3"/>b)  For an HTTP (or TCP) protocol frame, show its TCP header fields, and briefly explain them. </text:span></text:p>
        </text:list-item>
        <text:list-item>
          <text:p text:style-name="P5"><text:span text:style-name="T2"/></text:p>
        </text:list-item>
        <text:list-item>
          <text:p text:style-name="P5"><text:span text:style-name="T2"><text:s text:c="3"/>c)  For a DNS protocol frame, show its UDP header fields, and briefly explain them. </text:span></text:p>
        </text:list-item>
        <text:list-item>
          <text:p text:style-name="P5"><text:span text:style-name="T2"/></text:p>
        </text:list-item>
        <text:list-item>
          <text:p text:style-name="P5"><text:span text:style-name="T2"><text:s text:c="3"/>d)  For some other frame with an IP protocol header, show its IP header fields, and briefly explain them. </text:span></text:p>
        </text:list-item>
        <text:list-item>
          <text:p text:style-name="P5"><text:span text:style-name="T2"/></text:p>
        </text:list-item>
        <text:list-item>
          <text:p text:style-name="P5"><text:span text:style-name="T2"><text:s text:c="3"/>e)  For yet another frame, show the Ethernet (Ethernet II) header fields, and briefly explain them. </text:span></text:p>
        </text:list-item>
        <text:list-item>
          <text:p text:style-name="P5"><text:span text:style-name="T2"/></text:p>
        </text:list-item>
        <text:list-item>
          <text:p text:style-name="P5"><text:span text:style-name="T2"><text:s text:c="3"/>f)  Save the captured packets in a file. </text:span></text:p>
        </text:list-item>
        <text:list-item>
          <text:p text:style-name="P5"><text:span text:style-name="T1"/></text:p>
        </text:list-item>
        <text:list-item>
          <text:p text:style-name="P5"><text:span text:style-name="T1">Brief Wireshark usage instructions </text:span></text:p>
        </text:list-item>
        <text:list-item>
          <text:p text:style-name="P5"><text:span text:style-name="T2">You can start Wireshark either through the Linux application menu (if you are in the lab), or by running </text:span><text:span text:style-name="T4">wireshark &amp; </text:span><text:span text:style-name="T2">on a terminal. To use the Wireshark remotely through an ssh connection, you will probably want to use the ssh </text:span><text:span text:style-name="T4">-X </text:span><text:span text:style-name="T2">option (using Xorg, and not wayland), or in the case of</text:span></text:p>
        </text:list-item>
        <text:list-item>
          <text:p text:style-name="P5"><text:span text:style-name="T2">windows also using MobaXterm (Portable Home edition is enough). Following are the main actions you can perform: </text:span></text:p>
        </text:list-item>
        <text:list-item>
          <text:p text:style-name="P5"><text:span text:style-name="T2">• Start a capture with Capture/Start (or the green shark fin button).</text:span></text:p>
        </text:list-item>
        <text:list-item>
          <text:p text:style-name="P5"><text:span text:style-name="T2">• Stop a capture with Capture/Stop (or the red square button).</text:span></text:p>
        </text:list-item>
        <text:list-item>
          <text:p text:style-name="P5"><text:span text:style-name="T2">• Save and load captures (</text:span><text:span text:style-name="T4">.pcapng </text:span><text:span text:style-name="T2">file extension) with File / Save and File / Load, respectively. </text:span></text:p>
        </text:list-item>
        <text:list-item>
          <text:p text:style-name="P5"><text:span text:style-name="T2">Select one frame on the top list to analyse it. If you want to analyse TCP or UDP information, and you cannot see any entry, you should select an application protocol that uses the desired transport protocol. E.g., select HTTP for TCP, or select DNS for UDP. Since most web servers now use</text:span></text:p>
        </text:list-item>
        <text:list-item>
          <text:p text:style-name="P5"><text:span text:style-name="T2">HTTPS, the contents of a transmission is not (directly) accessible to Wireshark and packets are shown as TCP packets. </text:span></text:p>
        </text:list-item>
        <text:list-item>
          <text:p text:style-name="P5"><text:span text:style-name="T2">In the middle part of Wireshark, the selected frame is shown, include any Ethernet, IP, UDP and TCP information. You can expand the fields of the listed protocol headers by clicking on the “</text:span><text:span text:style-name="T4">&gt;</text:span><text:span text:style-name="T2">” symbols. </text:span></text:p>
        </text:list-item>
      </text:list>
      <text:p text:style-name="P12"/>
      <text:list text:style-name="L4">
        <text:list-item>
          <text:p text:style-name="P10"><text:span text:style-name="T14">2.4 </text:span><text:span text:style-name="T1">Network administration (second part) </text:span></text:p>
        </text:list-item>
        <text:list-item>
          <text:p text:style-name="P5"><text:span text:style-name="T2">13. (*) Run two docker containers on separate consoles. If you already have one open container, then open a new terminal and run a new container in it. </text:span></text:p>
        </text:list-item>
        <text:list-item>
          <text:p text:style-name="P5"><text:span text:style-name="T2"><text:s/><text:tab/>a)  Let us start within the first container (most likely having the </text:span><text:span text:style-name="T4">10.0.0.2 </text:span><text:span text:style-name="T2">IP address). Ping the second container (first, you will have to look at its IP address). Look at the ARP table. What can you see? </text:span></text:p>
        </text:list-item>
        <text:list-item>
          <text:p text:style-name="P5"><text:span text:style-name="T2"/></text:p>
        </text:list-item>
        <text:list-item>
          <text:p text:style-name="P5"><text:span text:style-name="T2"><text:tab/>b)  Add a </text:span><text:span text:style-name="T7">permanent </text:span><text:span text:style-name="T2">ARP table entry (indeed change it, since it should already exist) matching the address of the second container (most likely </text:span><text:span text:style-name="T4">10.0.0.3</text:span><text:span text:style-name="T2">) with the </text:span><text:span text:style-name="T4">00:01:02:03:04:05 </text:span><text:span text:style-name="T2">Ethernet address. . . <text:s/></text:span></text:p>
        </text:list-item>
        <text:list-item>
          <text:p text:style-name="P5"><text:span text:style-name="T2"/></text:p>
        </text:list-item>
        <text:list-item>
          <text:p text:style-name="P5"><text:span text:style-name="T2"><text:tab/>Look at the ARP table again. What has changed from the previous question? </text:span></text:p>
        </text:list-item>
        <text:list-item>
          <text:p text:style-name="P5"><text:span text:style-name="T2"><text:tab/>c) Will this first container still receive responses to pings to the second container? Why? </text:span></text:p>
        </text:list-item>
        <text:list-item>
          <text:p text:style-name="P5"><text:span text:style-name="T2"/></text:p>
        </text:list-item>
        <text:list-item>
          <text:p text:style-name="P5"><text:span text:style-name="T2"><text:tab/>d) If you now set (i.e., change) the same entry to be ‘stale’, what will happen? Why? </text:span></text:p>
        </text:list-item>
        <text:list-item>
          <text:p text:style-name="P5"><text:span text:style-name="T1"><text:tab/></text:span></text:p>
        </text:list-item>
        <text:list-item>
          <text:p text:style-name="P5"><text:span text:style-name="T1">Note: </text:span><text:span text:style-name="T2">for the last part, you can call a </text:span><text:span text:style-name="T13">ping </text:span><text:span text:style-name="T2">and examine the packets you send with Wireshark running on physical computer, configured to listen on the interface that the docker uses (it should be the one with the </text:span><text:span text:style-name="T4">10.0.0.1 </text:span><text:span text:style-name="T2">address). </text:span></text:p>
        </text:list-item>
        <text:list-item>
          <text:p text:style-name="P5"><text:span text:style-name="T2">14. (*) Now, run </text:span><text:span text:style-name="T1">a third container </text:span><text:span text:style-name="T2">in a new terminal and loot at its IP address. Continuing within the first container, manually add an entry in its ARP table matching the </text:span><text:span text:style-name="T4">FF:FF:FF:FF:FF:FF </text:span><text:span text:style-name="T2">MAC address with the third container IP address. What happens now if from the first container we ping the third container? <text:line-break/>Reason your answer. </text:span></text:p>
        </text:list-item>
        <text:list-item>
          <text:p text:style-name="P5"/>
        </text:list-item>
        <text:list-item>
          <text:p text:style-name="P5">15. <text:span text:style-name="T2">(*) Working within the </text:span><text:span text:style-name="T1">second container</text:span><text:span text:style-name="T2">, can you find the following MAC addresses? Hint: you can use the interface information and the ARP cache. </text:span></text:p>
        </text:list-item>
        <text:list-item>
          <text:p text:style-name="P5"><text:span text:style-name="T2"><text:tab/>a) That of the web server hosting </text:span><text:span text:style-name="T4">www.uab.cat</text:span><text:span text:style-name="T2">. </text:span></text:p>
        </text:list-item>
        <text:list-item>
          <text:p text:style-name="P5"><text:span text:style-name="T2"><text:tab/></text:span></text:p>
        </text:list-item>
        <text:list-item>
          <text:p text:style-name="P5"><text:span text:style-name="T2"><text:tab/>b) That of the </text:span><text:span text:style-name="T4">deic-dc25.uab.cat </text:span><text:span text:style-name="T2">host.</text:span></text:p>
        </text:list-item>
        <text:list-item>
          <text:p text:style-name="P5"><text:span text:style-name="T2"><text:tab/></text:span></text:p>
        </text:list-item>
        <text:list-item>
          <text:p text:style-name="P5"><text:span text:style-name="T2"><text:tab/>c) That of the physical computer you are using. </text:span></text:p>
        </text:list-item>
        <text:list-item>
          <text:p text:style-name="P5"><text:span text:style-name="T2"/></text:p>
        </text:list-item>
        <text:list-item>
          <text:p text:style-name="P5"><text:span text:style-name="T2"><text:tab/>d) That of the first and third containers. </text:span></text:p>
        </text:list-item>
        <text:list-item>
          <text:p text:style-name="P5"><text:tab/></text:p>
        </text:list-item>
        <text:list-item>
          <text:p text:style-name="P5"><text:span text:style-name="T2">Reason your answers. </text:span></text:p>
        </text:list-item>
        <text:list-item>
          <text:p text:style-name="P5"><text:span text:style-name="T2">1</text:span>6. <text:span text:style-name="T2">(*) On </text:span><text:span text:style-name="T1">the physical computer</text:span><text:span text:style-name="T2">, and in relation to its network interfaces: </text:span></text:p>
          <text:list>
            <text:list-item>
              <text:p text:style-name="P13"><text:span text:style-name="T2"><text:s text:c="3"/>a)  Write down the main data related to the real network interface that your computer uses in the laboratory (i.e., only the interface with the </text:span><text:span text:style-name="T4">158.109.79.N/26 </text:span><text:span text:style-name="T2">address). What does each of these values mean? </text:span></text:p>
            </text:list-item>
            <text:list-item>
              <text:p text:style-name="P13"><text:span text:style-name="T2"/></text:p>
            </text:list-item>
            <text:list-item>
              <text:p text:style-name="P13"><text:span text:style-name="T2"><text:s text:c="3"/>b)  What are the IPv4, IPv6 and MAC addresses associated with your real network interface? </text:span></text:p>
            </text:list-item>
          </text:list>
        </text:list-item>
        <text:list-item>
          <text:p text:style-name="P5"><text:tab/></text:p>
        </text:list-item>
        <text:list-item>
          <text:p text:style-name="P5">17. <text:span text:style-name="T2">(*) On </text:span><text:span text:style-name="T1">the physical computer</text:span><text:span text:style-name="T2">. . . </text:span></text:p>
        </text:list-item>
        <text:list-item>
          <text:p text:style-name="P5"><text:span text:style-name="T2"><text:tab/>a) What happens if we “</text:span><text:span text:style-name="T13">ping </text:span><text:span text:style-name="T5">-b </text:span><text:span text:style-name="T4">158.109.79.64</text:span><text:span text:style-name="T2">”? Does anyone answer?</text:span></text:p>
        </text:list-item>
        <text:list-item>
          <text:p text:style-name="P5"><text:span text:style-name="T2"/></text:p>
        </text:list-item>
        <text:list-item>
          <text:p text:style-name="P6"><text:span text:style-name="T3"><text:tab/>b) What about if we “</text:span><text:span text:style-name="T15">ping </text:span><text:span text:style-name="T2">158.109.79.127</text:span><text:span text:style-name="T3">”? And “</text:span><text:span text:style-name="T15">ping </text:span><text:span text:style-name="T8">-b </text:span><text:span text:style-name="T2">158.109.79.127</text:span><text:span text:style-name="T3">”? </text:span></text:p>
        </text:list-item>
        <text:list-item>
          <text:p text:style-name="P5"><text:span text:style-name="T2"/></text:p>
        </text:list-item>
        <text:list-item>
          <text:p text:style-name="P5"><text:span text:style-name="T2"><text:tab/>c) And what about if we “</text:span><text:span text:style-name="T13">ping </text:span><text:span text:style-name="T4">0.0.0.0</text:span><text:span text:style-name="T2">”? </text:span></text:p>
        </text:list-item>
        <text:list-item>
          <text:p text:style-name="P5"><text:tab/></text:p>
        </text:list-item>
        <text:list-item>
          <text:p text:style-name="P5"><text:span text:style-name="T2">Reason your answers. </text:span></text:p>
        </text:list-item>
        <text:list-item>
          <text:p text:style-name="P5"><text:span text:style-name="T1">Note: </text:span><text:span text:style-name="T2">Take into account the range of IP addresses of the laboratories network (158.109.179/26). </text:span></text:p>
        </text:list-item>
        <text:list-item>
          <text:p text:style-name="P5"/>
        </text:list-item>
        <text:list-item>
          <text:p text:style-name="P5">18. <text:span text:style-name="T2">Regarding loopback interface, answer... </text:span></text:p>
        </text:list-item>
        <text:list-item>
          <text:p text:style-name="P5"><text:span text:style-name="T2"><text:tab/>a) What is the </text:span><text:span text:style-name="T4">lo </text:span><text:span text:style-name="T2">(loopback) interface is used for?</text:span></text:p>
        </text:list-item>
        <text:list-item>
          <text:p text:style-name="P5"><text:span text:style-name="T2">The loopback interface is mainly used to check the status of a router, that is, to check its availability so that the interface can give a response.</text:span></text:p>
        </text:list-item>
        <text:list-item>
          <text:p text:style-name="P5"><text:span text:style-name="T2"><text:tab/>b) What IP address is usually assigned to it?</text:span></text:p>
        </text:list-item>
        <text:list-item>
          <text:p text:style-name="P5"><text:span text:style-name="T2">It usually has associated IPs with a range of 127.0.0.0/8.</text:span></text:p>
        </text:list-item>
        <text:list-item>
          <text:p text:style-name="P5"/>
        </text:list-item>
        <text:list-item>
          <text:p text:style-name="P5">19. <text:span text:style-name="T2">(*) On the </text:span><text:span text:style-name="T1">first container</text:span><text:span text:style-name="T2">, and in relation to its network interfaces. . . </text:span></text:p>
          <text:list>
            <text:list-item>
              <text:p text:style-name="P13"><text:span text:style-name="T2"><text:s text:c="3"/>a)  What is its routing table? Indicate what each of its entries means. </text:span></text:p>
            </text:list-item>
            <text:list-item>
              <text:p text:style-name="P13"><text:span text:style-name="T2"/></text:p>
            </text:list-item>
            <text:list-item>
              <text:p text:style-name="P13"><text:span text:style-name="T2"><text:s text:c="3"/>b)  What is the network address of the network that connects the containers? </text:span></text:p>
            </text:list-item>
            <text:list-item>
              <text:p text:style-name="P13"><text:span text:style-name="T2"/></text:p>
            </text:list-item>
            <text:list-item>
              <text:p text:style-name="P13"><text:span text:style-name="T2"><text:s text:c="3"/>c)  What is the IP address of the container? </text:span></text:p>
            </text:list-item>
            <text:list-item>
              <text:p text:style-name="P13"><text:span text:style-name="T2"/></text:p>
            </text:list-item>
            <text:list-item>
              <text:p text:style-name="P13"><text:span text:style-name="T2"><text:s text:c="3"/>d)  What is the IP address of the router that connects the containers network with the rest of Internet (through the laboratory network)? </text:span></text:p>
            </text:list-item>
          </text:list>
        </text:list-item>
        <text:list-item>
          <text:p text:style-name="P5"><text:span text:style-name="T2"/></text:p>
        </text:list-item>
        <text:list-item>
          <text:p text:style-name="P5"><text:span text:style-name="T2">Now, on the </text:span><text:span text:style-name="T1">real computer</text:span><text:span text:style-name="T2">, and also in relation to its network interfaces. . . </text:span></text:p>
          <text:list>
            <text:list-item>
              <text:p text:style-name="P13"><text:span text:style-name="T2"><text:s text:c="3"/>e)  What is its routing table (no explanation is required)? </text:span></text:p>
            </text:list-item>
            <text:list-item>
              <text:p text:style-name="P13"><text:span text:style-name="T2"/></text:p>
            </text:list-item>
            <text:list-item>
              <text:p text:style-name="P13"><text:span text:style-name="T2"><text:s text:c="3"/>f)  Explain the routing table entry related to the </text:span><text:span text:style-name="T4">10.0.0.0/8 </text:span><text:span text:style-name="T2">network. Taking into account the answers to questions a) to d), what is special about this computer? </text:span></text:p>
            </text:list-item>
            <text:list-item>
              <text:p text:style-name="P13"/>
            </text:list-item>
          </text:list>
        </text:list-item>
        <text:list-item>
          <text:p text:style-name="P5"><text:span text:style-name="T2">20. Regarding routing tables... </text:span></text:p>
        </text:list-item>
        <text:list-item>
          <text:p text:style-name="P5"><text:span text:style-name="T2"><text:tab/>a) What limitations would we have if routing tables could not have default entries? </text:span></text:p>
        </text:list-item>
        <text:list-item>
          <text:p text:style-name="P5"><text:span text:style-name="T2">If there was no default, all the different networks would have to be specified to be able to route the datagrams, there would be a very long list and it would be almost impossible.</text:span></text:p>
        </text:list-item>
        <text:list-item>
          <text:p text:style-name="P5"><text:span text:style-name="T2"><text:tab/>b) Would it make sense to have more than one default entry? </text:span></text:p>
        </text:list-item>
        <text:list-item>
          <text:p text:style-name="P5">It wouldn’t make sense, since you wouldn’t know which entry to choose.</text:p>
        </text:list-item>
        <text:list-item>
          <text:p text:style-name="P5">21. <text:span text:style-name="T2">(*) </text:span><text:span text:style-name="T1">On the first container</text:span><text:span text:style-name="T2">, add a new address to the </text:span><text:span text:style-name="T4">eth0 </text:span><text:span text:style-name="T2">network interface. You can use the </text:span><text:span text:style-name="T4">172.16.0.N </text:span><text:span text:style-name="T2">IP address with a </text:span><text:span text:style-name="T4">/16 </text:span><text:span text:style-name="T2">netmask, where </text:span><text:span text:style-name="T4">N </text:span><text:span text:style-name="T2">is the last byte of the </text:span><text:span text:style-name="T1">IP address of the container </text:span><text:span text:style-name="T2">you are using. </text:span></text:p>
        </text:list-item>
        <text:list-item>
          <text:p text:style-name="P5"><text:span text:style-name="T2"><text:tab/>a) What command have you used? Show the routing table after you have added the address.</text:span></text:p>
        </text:list-item>
        <text:list-item>
          <text:p text:style-name="P5"><text:span text:style-name="T2"><text:tab/></text:span></text:p>
        </text:list-item>
        <text:list-item>
          <text:p text:style-name="P5"><text:span text:style-name="T2"><text:tab/>b) What else should we do to connect to the second container using the new IP address as the source?</text:span></text:p>
        </text:list-item>
        <text:list-item>
          <text:p text:style-name="P5"><text:span text:style-name="T2"/></text:p>
        </text:list-item>
        <text:list-item>
          <text:p text:style-name="P5"><text:span text:style-name="T2"><text:tab/>c) What else do we need to do if we want the destination computer to be able to respond to the new address? </text:span></text:p>
        </text:list-item>
        <text:list-item>
          <text:p text:style-name="P5"><text:tab/></text:p>
        </text:list-item>
        <text:list-item>
          <text:p text:style-name="P5"><text:tab/>22. <text:span text:style-name="T2">What practical uses do you see for having more than one IP address associated with the same interface? </text:span></text:p>
        </text:list-item>
        <text:list-item>
          <text:p text:style-name="P5"><text:tab/></text:p>
        </text:list-item>
        <text:list-item>
          <text:p text:style-name="P5">23. <text:span text:style-name="T2">(*) We have the following scenario regarding the containers instances you have created. All containers are in a local network of their own and are connected to the laboratory network (</text:span><text:span text:style-name="T4">158.109.79.64/26</text:span><text:span text:style-name="T2">) through the physical computer, which acts as a router. The lab is connected to the engineering school network through another router. </text:span></text:p>
        </text:list-item>
        <text:list-item>
          <text:p text:style-name="P5"><text:span text:style-name="T2"><text:tab/>a) Theoretically, what effect should the addition of the following entry to their routing tables have on containers? </text:span></text:p>
        </text:list-item>
        <text:list-item>
          <text:p text:style-name="P6"><text:span text:style-name="T2">158.109.79.64/26 dev eth0 scope link</text:span></text:p>
        </text:list-item>
        <text:list-item>
          <text:p text:style-name="P14"><text:span text:style-name="T2"><text:tab/>b) Create two new containers (containers 3 and 4), and add the previous entry to container 3. On this last container, try, explain and </text:span><text:span text:style-name="T1">justify </text:span><text:span text:style-name="T2">what you see </text:span><text:span text:style-name="T1">experimentally </text:span><text:span text:style-name="T2">when accessing: </text:span></text:p>
        </text:list-item>
        <text:list-item>
          <text:p text:style-name="P14"><text:span text:style-name="T2">i) other containers (e.g. container 4). </text:span></text:p>
        </text:list-item>
        <text:list-item>
          <text:p text:style-name="P14"><text:tab/></text:p>
        </text:list-item>
        <text:list-item>
          <text:p text:style-name="P14"><text:span text:style-name="T2">ii) physical lab network. </text:span></text:p>
        </text:list-item>
        <text:list-item>
          <text:p text:style-name="P14"><text:span text:style-name="T2"><text:tab/></text:span></text:p>
        </text:list-item>
        <text:list-item>
          <text:p text:style-name="P14"><text:span text:style-name="T2">iii) outside the lab (e.g. </text:span><text:span text:style-name="T4">158.109.1.1</text:span><text:span text:style-name="T2">).</text:span></text:p>
          <text:list>
            <text:list-item>
              <text:p text:style-name="P15"><text:span text:style-name="T14"><text:tab/></text:span></text:p>
            </text:list-item>
            <text:list-item>
              <text:p text:style-name="P15"><text:span text:style-name="T1">Note: </text:span><text:span text:style-name="T2">you can generate ICMP traffic between two machines (e.g. </text:span><text:span text:style-name="T4">ping</text:span><text:span text:style-name="T2">) to answer these and the next questions. <text:line-break/></text:span></text:p>
            </text:list-item>
          </text:list>
        </text:list-item>
        <text:list-item>
          <text:p text:style-name="P5">24. <text:span text:style-name="T2">(*) On </text:span><text:span text:style-name="T1">container 3</text:span><text:span text:style-name="T2">, and without deleting the routing rule you just entered in the previous question, answer the following questions. . . </text:span></text:p>
        </text:list-item>
        <text:list-item>
          <text:p text:style-name="P5"><text:span text:style-name="T2">The router in the lab is the host </text:span><text:span text:style-name="T4">158.109.79.65</text:span><text:span text:style-name="T2">. Change the routing table of your container to use this router instead of the router configured by default. </text:span></text:p>
        </text:list-item>
        <text:list-item>
          <text:p text:style-name="P5"><text:span text:style-name="T2"><text:tab/>a) Show how your routing table looks like.</text:span></text:p>
        </text:list-item>
        <text:list-item>
          <text:p text:style-name="P5"><text:span text:style-name="T2"/></text:p>
        </text:list-item>
        <text:list-item>
          <text:p text:style-name="P5"><text:span text:style-name="T2"/></text:p>
        </text:list-item>
        <text:list-item>
          <text:p text:style-name="P5"><text:span text:style-name="T2">i) Access another container (e.g. container 4). Explain what you observe. </text:span></text:p>
        </text:list-item>
        <text:list-item>
          <text:p text:style-name="P5"><text:span text:style-name="T2"><text:tab/></text:span></text:p>
        </text:list-item>
        <text:list-item>
          <text:p text:style-name="P5"><text:span text:style-name="T2">ii) Access another computer in the laboratory. Explain what you observe.</text:span></text:p>
        </text:list-item>
        <text:list-item>
          <text:p text:style-name="P5"><text:span text:style-name="T2"><text:tab/></text:span></text:p>
        </text:list-item>
        <text:list-item>
          <text:p text:style-name="P5"><text:span text:style-name="T2">iii) Access a UAB computer (you can </text:span><text:span text:style-name="T4">ping 158.109.1.1 </text:span><text:span text:style-name="T2">or </text:span><text:span text:style-name="T4">curl www.uab.cat</text:span><text:span text:style-name="T2">). Justify what you observe. When you finish this question, remove the rule you added. <text:line-break/></text:span><text:tab/></text:p>
        </text:list-item>
        <text:list-item>
          <text:p text:style-name="P5">25. <text:span text:style-name="T2">(*) On the </text:span><text:span text:style-name="T1">physical computer</text:span><text:span text:style-name="T2">: </text:span></text:p>
        </text:list-item>
        <text:list-item>
          <text:p text:style-name="P5"><text:span text:style-name="T2"><text:tab/>a) Capture with Wireshark some datagrams sent when pinging another host. Take a screenshot of Wireshark </text:span><text:span text:style-name="T1">with datagram selected </text:span><text:span text:style-name="T2">(do not crop the image). </text:span></text:p>
        </text:list-item>
        <text:list-item>
          <text:p text:style-name="P5"><text:span text:style-name="T2"/></text:p>
        </text:list-item>
        <text:list-item>
          <text:p text:style-name="P5"><text:span text:style-name="T2"><text:tab/>b) In the IP header, what is the number that identifies the protocol used? </text:span></text:p>
        </text:list-item>
        <text:list-item>
          <text:p text:style-name="P5"/>
        </text:list-item>
        <text:list-item>
          <text:p text:style-name="P5">26. <text:span text:style-name="T2">Briefly explain what the DNS service is used for. <text:line-break/></text:span></text:p>
        </text:list-item>
        <text:list-item>
          <text:p text:style-name="P5">27. <text:span text:style-name="T2">Regarding DNS: </text:span></text:p>
        </text:list-item>
        <text:list-item>
          <text:p text:style-name="P5"><text:span text:style-name="T2"><text:tab/>a) Can a computer with an IP address without DNS information send traffic to the Internet? And receive? </text:span></text:p>
        </text:list-item>
        <text:list-item>
          <text:p text:style-name="P5"><text:span text:style-name="T2">If it is not registered in the DNS, information can probably be sent, but information cannot be received for the same reason.</text:span></text:p>
        </text:list-item>
        <text:list-item>
          <text:p text:style-name="P5"><text:span text:style-name="T2"><text:tab/>b) If not, why not? If yes, what are the consequences of not being registered? </text:span></text:p>
        </text:list-item>
        <text:list-item>
          <text:p text:style-name="P5">The consequence would be that it would not be known where to send the information and for this reason it would not be possible to connect either.</text:p>
        </text:list-item>
        <text:list-item>
          <text:p text:style-name="P5">28. <text:span text:style-name="T2">In relation to domain names: </text:span></text:p>
        </text:list-item>
        <text:list-item>
          <text:p text:style-name="P5"><text:span text:style-name="T2"><text:tab/>a) Can a domain name be associated with more than one IP address? </text:span></text:p>
        </text:list-item>
        <text:list-item>
          <text:p text:style-name="P5"><text:span text:style-name="T2">Yes, a domain name can have more than one IP.</text:span></text:p>
        </text:list-item>
        <text:list-item>
          <text:p text:style-name="P5"><text:span text:style-name="T2"><text:tab/>b) Can an IP address be associated with more than one domain name? </text:span></text:p>
        </text:list-item>
        <text:list-item>
          <text:p text:style-name="P5"><text:span text:style-name="T2">In this case no, because it could create confusion when receiving or sending information</text:span></text:p>
        </text:list-item>
        <text:list-item>
          <text:p text:style-name="P5"><text:span text:style-name="T2"><text:tab/>c) In case of an affirmative answer, comment on any usefulness. </text:span></text:p>
        </text:list-item>
        <text:list-item>
          <text:p text:style-name="P5">As mentioned before, a domain name can have more than one associated IP, due to the fact that it can distribute the load of users in different addresses.</text:p>
        </text:list-item>
        <text:list-item>
          <text:p text:style-name="P5"/>
        </text:list-item>
        <text:list-item>
          <text:p text:style-name="P5">29. <text:span text:style-name="T2">Exit the containers using the </text:span><text:span text:style-name="T4">exit </text:span><text:span text:style-name="T2">command.</text:span></text:p>
        </text:list-item>
        <text:list-item>
          <text:p text:style-name="P5"><text:span text:style-name="T1">Note: </text:span><text:span text:style-name="T2">This question is only to remember you to exit the containers (otherwise, they remain running in the computer until a restart is done), and no screenshot is required. </text:span></text:p>
        </text:list-item>
        <text:list-item>
          <text:p text:style-name="P10"><text:tab/></text:p>
        </text:list-item>
        <text:list-item>
          <text:p text:style-name="P10"><text:span text:style-name="T1">2.5 Wireshark (second part) </text:span></text:p>
        </text:list-item>
        <text:list-item>
          <text:p text:style-name="P5"><text:span text:style-name="T2">30. (*) </text:span><text:span text:style-name="T1">On the physical computer</text:span><text:span text:style-name="T2">, start Wireshark again, and load the capture file you have previously saved. </text:span></text:p>
        </text:list-item>
        <text:list-item>
          <text:p text:style-name="P5"><text:span text:style-name="T2"><text:tab/>a) For a frame containing ICMP data, briefly explain the ICMP </text:span><text:span text:style-name="T4">ping </text:span><text:span text:style-name="T2">packet fields.</text:span></text:p>
        </text:list-item>
        <text:list-item>
          <text:p text:style-name="P5"><text:span text:style-name="T2"/></text:p>
        </text:list-item>
        <text:list-item>
          <text:p text:style-name="P5"><text:span text:style-name="T2"><text:tab/>b) For a couple of related ARP packets, explain their fields. <text:line-break/></text:span></text:p>
        </text:list-item>
        <text:list-item>
          <text:p text:style-name="P5">31. <text:span text:style-name="T2">(*) Next, we will see how to analyse TCP streams. Use the ‘Flow Graph’ option in the ‘Statistics’ menu. Select only the TCP type by setting ‘Flow type’ to ‘TCP flow’. </text:span></text:p>
        </text:list-item>
        <text:list-item>
          <text:p text:style-name="P5"><text:span text:style-name="T2"><text:tab/>a) Take a screenshot where you can see the TCP connection phase and explain it.</text:span></text:p>
        </text:list-item>
        <text:list-item>
          <text:p text:style-name="P5"><text:span text:style-name="T2"/></text:p>
        </text:list-item>
        <text:list-item>
          <text:p text:style-name="P5"><text:span text:style-name="T2"><text:tab/>b) Take a screenshot where you can see the TCP disconnection/release phase and explain it. </text:span></text:p>
        </text:list-item>
        <text:list-item>
          <text:p text:style-name="P5"><text:span text:style-name="T2"/></text:p>
        </text:list-item>
        <text:list-item>
          <text:p text:style-name="P5"><text:span text:style-name="T2"><text:tab/>c) What is the PSH flag used fo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6</meta:generator>
  </office:meta>
</office:document-meta>
</file>